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Bauhaus 93" svg:font-family="'Bauhaus 93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Standard">
      <style:paragraph-properties fo:margin-left="0cm" fo:margin-right="0.199cm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.199cm" fo:text-align="justify" style:justify-single-word="false" fo:text-indent="0cm" style:auto-text-indent="false"/>
      <style:text-properties fo:font-style="normal"/>
    </style:style>
    <style:style style:name="P4" style:family="paragraph" style:parent-style-name="Quotations">
      <style:paragraph-properties fo:margin-top="0cm" fo:margin-bottom="0cm"/>
    </style:style>
    <style:style style:name="P5" style:family="paragraph" style:parent-style-name="Autores._20_COMNI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Autores._20_COMNI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Filiación.COMNI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ítulo_20_Art._20_COMNI">
      <style:text-properties fo:letter-spacing="0.007cm"/>
    </style:style>
    <style:style style:name="P9" style:family="paragraph" style:parent-style-name="Resumen._20_COMNI">
      <style:paragraph-properties fo:text-align="center" style:justify-single-word="false"/>
      <style:text-properties fo:letter-spacing="0.007cm" fo:font-weight="normal" style:font-weight-asian="normal" style:font-weight-complex="normal"/>
    </style:style>
    <style:style style:name="P10" style:family="paragraph" style:parent-style-name="Resumen._20_COMNI">
      <style:paragraph-properties fo:text-align="center" style:justify-single-word="false"/>
      <style:text-properties fo:letter-spacing="0.007cm" fo:font-weight="normal" style:font-weight-asian="normal"/>
    </style:style>
    <style:style style:name="P11" style:family="paragraph" style:parent-style-name="Resumen._20_COMNI">
      <style:text-properties fo:letter-spacing="0.007cm" fo:font-weight="bold" style:font-weight-asian="bold"/>
    </style:style>
    <style:style style:name="P12" style:family="paragraph" style:parent-style-name="Resumen._20_COMNI">
      <style:text-properties fo:letter-spacing="0.007cm" fo:font-style="italic" style:font-style-asian="italic"/>
    </style:style>
    <style:style style:name="P13" style:family="paragraph" style:parent-style-name="Resumen._20_COMNI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font-style="normal"/>
    </style:style>
    <style:style style:name="T4" style:family="text">
      <style:text-properties fo:font-variant="normal" fo:text-transform="none" fo:letter-spacing="0.007cm" fo:font-style="normal" style:font-style-asian="normal" style:font-style-complex="normal"/>
    </style:style>
    <style:style style:name="T5" style:family="text">
      <style:text-properties fo:language="es" fo:country="AR"/>
    </style:style>
    <style:style style:name="T6" style:family="text">
      <style:text-properties fo:language="es" fo:country="AR" fo:font-weight="bold" style:font-weight-asian="bold"/>
    </style:style>
    <style:style style:name="T7" style:family="text">
      <style:text-properties fo:letter-spacing="0.007cm"/>
    </style:style>
    <style:style style:name="T8" style:family="text">
      <style:text-properties fo:letter-spacing="0.007cm" fo:language="pt" fo:country="BR"/>
    </style:style>
    <style:style style:name="T9" style:family="text">
      <style:text-properties fo:letter-spacing="0.007cm" style:text-underline-style="none"/>
    </style:style>
    <style:style style:name="T10" style:family="text">
      <style:text-properties fo:letter-spacing="0.007cm" fo:font-weight="bold" style:font-weight-asian="bold"/>
    </style:style>
    <style:style style:name="T11" style:family="text">
      <style:text-properties fo:letter-spacing="0.007cm" fo:font-style="italic" style:font-style-asian="italic"/>
    </style:style>
    <style:style style:name="T12" style:family="text">
      <style:text-properties fo:letter-spacing="0.007cm" fo:font-style="italic" style:font-style-asian="normal" style:font-style-complex="normal"/>
    </style:style>
    <style:style style:name="T13" style:family="text">
      <style:text-properties fo:letter-spacing="0.007cm" fo:font-style="italic" fo:font-weight="bold" style:font-style-asian="italic" style:font-weight-asian="bold"/>
    </style:style>
    <style:style style:name="T14" style:family="text">
      <style:text-properties fo:letter-spacing="0.007cm" fo:font-style="normal" style:font-style-asian="normal" style:font-style-complex="normal"/>
    </style:style>
    <style:style style:name="T15" style:family="text">
      <style:text-properties fo:letter-spacing="0.007cm" style:font-style-asian="normal" style:font-style-complex="normal"/>
    </style:style>
    <style:style style:name="T16" style:family="text">
      <style:text-properties style:text-position="super 58%" fo:letter-spacing="0.007cm"/>
    </style:style>
    <style:style style:name="T17" style:family="text">
      <style:text-properties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rogramación orientada a objetos desde cero</text:h>
      <text:p text:style-name="P8"/>
      <text:p text:style-name="P5"><text:span text:style-name="T7">Decuzzi Gisela</text:span><text:span text:style-name="T16">1</text:span><text:span text:style-name="T7">, Polito Guillermo</text:span><text:span text:style-name="T16">2</text:span><text:span text:style-name="T7">, Griggio Carla</text:span><text:span text:style-name="T16">3 </text:span><text:span text:style-name="T7">y Passerini Nicolás</text:span><text:span text:style-name="T16">4</text:span></text:p>
      <text:p text:style-name="P6"><text:span text:style-name="T16">1 </text:span><text:span text:style-name="T8">giseladecuzzi@gmail.com</text:span></text:p>
      <text:p text:style-name="P7"><text:span text:style-name="T16">2</text:span><text:span text:style-name="T7"> </text:span><text:span text:style-name="T8">guillermopolito@gmail.com</text:span></text:p>
      <text:p text:style-name="P7"><text:span text:style-name="T16">3</text:span><text:span text:style-name="T7"> </text:span><text:span text:style-name="T8">carla.griggio@gmail.com</text:span></text:p>
      <text:p text:style-name="P7"><text:span text:style-name="T16">4</text:span><text:span text:style-name="T7"> </text:span>npasserini@gmail.com</text:p>
      <text:p text:style-name="P9"/>
      <text:p text:style-name="P13"><text:span text:style-name="T9">Departamento</text:span><text:span text:style-name="T7"> de Ingeniería en Sistemas de Información</text:span></text:p>
      <text:p text:style-name="P9">Fac. Reg. Bs.As - Universidad Tecnológica Nacional </text:p>
      <text:p text:style-name="P9"/>
      <text:p text:style-name="P9">Departamente de Ciencia y Tecnología</text:p>
      <text:p text:style-name="P10"><text:span text:style-name="T17">Universidad Nacional de Quilmes</text:span></text:p>
      <text:p text:style-name="P11"/>
      <text:p text:style-name="Resumen._20_COMNI"><text:span text:style-name="T10">Resumen</text:span></text:p>
      <text:p text:style-name="P2">En este artículo presentamos un camino alternativo para introducir a estudiantes en el paradigma de la programación orientada a objetos. Este camino intenta reducir el tiempo necesario para llegar a construir programas que aprovechen conceptos que consideramos característicos del paradigma: delegación, polimorfismo y composición.</text:p>
      <text:p text:style-name="P2"><text:span text:style-name="T4">Para llegar al objetivo propuesto, intentamos minimizar el conjunto de elementos estructurales del lenguaje que usualmente son introducidos al comienzo del curso, como clases y herencia. Para ello desarrollamos un entorno de trabajo que permite construir programas siguiendo los principios del paradigma de objetos y basado únicamente en los conceptos de objeto, mensaje y referencia.</text:span></text:p>
      <text:p text:style-name="P2">Se presenta el <text:span text:style-name="T1">Object Browser, </text:span>una herramienta que acompaña esta propuesta, y s<text:span text:style-name="T3">e analiza cómo colabora en el aprendizaje del paradigma cada una de sus funcionalidades</text:span>.</text:p>
      <text:p text:style-name="P3"><text:span text:style-name="T2">Finalmente, se comentan los resultados obtenidos con el uso de la herramienta, demostrando que logra facilitarle al alumno comprender el paradigma orientado a objetos y que contribuye a la adquisición de buenas prácticas de programación de una manera más clara y sólida desde los primeros pasos.</text:span></text:p>
      <text:p text:style-name="P12"><text:s/></text:p>
      <text:p text:style-name="P.Chave.Resumo-MECOMP"><text:span text:style-name="T6">Palabras clave: </text:span><text:span text:style-name="T5">programación orientada a objetos, herramientas de enseñanza, buenas prácticas de programació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Bauhaus 93" svg:font-family="'Bauhaus 93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.Chave.Resumo-MECOMP" style:family="paragraph" style:parent-style-name="Standard"/>
    <style:style style:name="Título_20_Art._20_COMNI" style:display-name="Título Art. COMNI" style:family="paragraph" style:parent-style-name="Standard"/>
    <style:style style:name="Autores._20_COMNI" style:display-name="Autores. COMNI" style:family="paragraph" style:parent-style-name="Standard"/>
    <style:style style:name="Filiación.COMNI" style:family="paragraph" style:parent-style-name="Standard"/>
    <style:style style:name="Resumen._20_COMNI" style:display-name="Resumen. COMNI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q Dq</meta:initial-creator>
    <meta:creation-date>2011-06-13T19:42:31.58</meta:creation-date>
    <meta:generator>OpenOffice.org/3.3$Win32 OpenOffice.org_project/330m20$Build-9567</meta:generator>
    <meta:document-statistic meta:table-count="0" meta:image-count="0" meta:object-count="0" meta:page-count="1" meta:paragraph-count="17" meta:word-count="231" meta:character-count="1678"/>
  </office:meta>
</office:document-meta>
</file>